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0.9339in"/>
    </style:style>
    <style:style style:name="co1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0.6835in"/>
    </style:style>
    <style:style style:name="co7" style:family="table-column">
      <style:table-column-properties fo:break-before="auto" style:column-width="0.8772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1.5689in"/>
    </style:style>
    <style:style style:name="co10" style:family="table-column">
      <style:table-column-properties fo:break-before="auto" style:column-width="1.2575in"/>
    </style:style>
    <style:style style:name="co13" style:family="table-column">
      <style:table-column-properties fo:break-before="auto" style:column-width="1.2181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4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 style:data-style-name="N100"/>
    <style:style style:name="ce1" style:family="table-cell" style:parent-style-name="Default">
      <style:table-cell-properties fo:background-color="#ffd8c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d_set_full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5" table:number-columns-repeated="1009" table:default-cell-style-name="Default"/>
        <table:table-row table:style-name="ro1">
          <table:table-cell table:style-name="ce4" office:value-type="string" calcext:value-type="string">
            <text:p>Forth-83</text:p>
          </table:table-cell>
          <table:table-cell table:style-name="ce4" office:value-type="string" calcext:value-type="string">
            <text:p>ceForth</text:p>
          </table:table-cell>
          <table:table-cell table:style-name="ce4" office:value-type="string" calcext:value-type="string">
            <text:p>eForth.js</text:p>
          </table:table-cell>
          <table:table-cell table:style-name="ce4" office:value-type="string" calcext:value-type="string">
            <text:p>weForth</text:p>
          </table:table-cell>
          <table:table-cell table:style-name="ce4" office:value-type="string" calcext:value-type="string">
            <text:p>ten4</text:p>
          </table:table-cell>
          <table:table-cell table:style-name="ce4" office:value-type="string" calcext:value-type="string">
            <text:p>nanoForth</text:p>
          </table:table-cell>
          <table:table-cell table:style-name="ce4" office:value-type="string" calcext:value-type="string">
            <text:p>eForth1</text:p>
          </table:table-cell>
          <table:table-cell table:style-name="ce4" office:value-type="string" calcext:value-type="string">
            <text:p>Forth Word</text:p>
          </table:table-cell>
          <table:table-cell table:style-name="ce4" office:value-type="string" calcext:value-type="string">
            <text:p>Partition</text:p>
          </table:table-cell>
          <table:table-cell table:style-name="ce4" office:value-type="string" calcext:value-type="string">
            <text:p>ANS Forth</text:p>
          </table:table-cell>
          <table:table-cell table:style-name="ce4" office:value-type="string" calcext:value-type="string">
            <text:p>Description</text:p>
          </table:table-cell>
          <table:table-cell table:number-columns-repeated="3"/>
          <table:table-cell table:style-name="ce1" table:number-columns-repeated="1009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store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number-sign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#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number-sign-greater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#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number-sign-s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#TIB</text:p>
          </table:table-cell>
          <table:table-cell office:value-type="string" calcext:value-type="string">
            <text:p>CORE EX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$,”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$,n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$”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$”|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$COMPILE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$INTERPRET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tick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'ABORT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'MODE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'TIB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(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pare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(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080</text:p>
          </table:table-cell>
          <table:table-cell office:value-type="string" calcext:value-type="string">
            <text:p>paren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office:value-type="string" calcext:value-type="string">
            <text:p>(LOCAL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13.6.1.0086</text:p>
          </table:table-cell>
          <table:table-cell office:value-type="string" calcext:value-type="string">
            <text:p>paren-local-paren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star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star-slash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star-slash-mod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plus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plus-stor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+FIEL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135</text:p>
          </table:table-cell>
          <table:table-cell office:value-type="string" calcext:value-type="string">
            <text:p>plus-field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+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plus-loop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+X/STRING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45</text:p>
          </table:table-cell>
          <table:table-cell office:value-type="string" calcext:value-type="string">
            <text:p>plus-x-string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 office:value-type="string" calcext:value-type="string">
            <text:p>comma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minus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-TRAIL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170</text:p>
          </table:table-cell>
          <table:table-cell office:value-type="string" calcext:value-type="string">
            <text:p>dash-trailing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-TRAILING-GARBAG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75</text:p>
          </table:table-cell>
          <table:table-cell office:value-type="string" calcext:value-type="string">
            <text:p>minus-trailing-garbage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dot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.(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dot-paren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.ADDR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.OK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.OP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dot-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.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220</text:p>
          </table:table-cell>
          <table:table-cell office:value-type="string" calcext:value-type="string">
            <text:p>dot-s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3" office:value-type="string" calcext:value-type="string">
            <text:p>.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dot-quot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.”|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slash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slash-mo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/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245</text:p>
          </table:table-cell>
          <table:table-cell office:value-type="string" calcext:value-type="string">
            <text:p>slash-string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zero-les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0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zero-not-equals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zero-equals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zero-greater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1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office:value-type="string" calcext:value-type="string">
            <text:p>one-minus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1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office:value-type="string" calcext:value-type="string">
            <text:p>one-plu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2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two-stor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two-fetch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2-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two-star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two-slash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office:value-type="string" calcext:value-type="string">
            <text:p>2&gt;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two-to-r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2CONSTA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60</text:p>
          </table:table-cell>
          <table:table-cell office:value-type="string" calcext:value-type="string">
            <text:p>two-constant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two-drop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two-dup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office:value-type="string" calcext:value-type="string">
            <text:p>2LITER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90</text:p>
          </table:table-cell>
          <table:table-cell office:value-type="string" calcext:value-type="string">
            <text:p>two-literal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two-over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office:value-type="string" calcext:value-type="string">
            <text:p>2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two-r-fetch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office:value-type="string" calcext:value-type="string">
            <text:p>2R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two-r-from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2ROT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20</text:p>
          </table:table-cell>
          <table:table-cell office:value-type="string" calcext:value-type="string">
            <text:p>two-rote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two-swap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2VALUE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35</text:p>
          </table:table-cell>
          <table:table-cell office:value-type="string" calcext:value-type="string">
            <text:p>two-valu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2VARIA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440</text:p>
          </table:table-cell>
          <table:table-cell office:value-type="string" calcext:value-type="string">
            <text:p>two-variable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colo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:NO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colon-no-name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semicolon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office:value-type="string" calcext:value-type="string">
            <text:p>;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470</text:p>
          </table:table-cell>
          <table:table-cell office:value-type="string" calcext:value-type="string">
            <text:p>semicolon-code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less-than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lt;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less-number-sig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=</text:p>
          </table:table-cell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not-equals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equals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greater-tha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=</text:p>
          </table:table-cell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gt;BOD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to-body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&gt;CHAR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&gt;FLOA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0558</text:p>
          </table:table-cell>
          <table:table-cell office:value-type="string" calcext:value-type="string">
            <text:p>to-float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to-in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&gt;NAME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&gt;NUMB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to-number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3" office:value-type="string" calcext:value-type="string">
            <text:p>&gt;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to-r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&gt;UPPER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600</text:p>
          </table:table-cell>
          <table:table-cell office:value-type="string" calcext:value-type="string">
            <text:p>questio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?D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question-do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question-dup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?KEY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?UNIQUE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fetch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”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ABORT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7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style-name="ce3" office:value-type="string" calcext:value-type="string">
            <text:p>ABORT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-quot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ABORT"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80</text:p>
          </table:table-cell>
          <table:table-cell office:value-type="string" calcext:value-type="string">
            <text:p>abort-quote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ACTION-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table:number-columns-repeated="1013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FT</text:p>
          </table:table-cell>
          <table:table-cell office:value-type="string" calcext:value-type="string">
            <text:p>eForth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GA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HEAD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02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readAnalog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AL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ALIG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ALLOCA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0707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ALSO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0715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ASSEMBLE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4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AT-X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0742</text:p>
          </table:table-cell>
          <table:table-cell office:value-type="string" calcext:value-type="string">
            <text:p>at-x-y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stor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at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3" office:value-type="string" calcext:value-type="string">
            <text:p>BEG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BEGIN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76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B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765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-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BLAN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78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L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790</text:p>
          </table:table-cell>
          <table:table-cell office:value-type="string" calcext:value-type="string">
            <text:p>b-l-k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7.6.1.0800</text:p>
          </table:table-cell>
          <table:table-cell table:number-columns-repeated="1013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UFF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82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BUFFER: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-colon</text:p>
          </table:table-cell>
          <table:table-cell table:number-columns-repeated="1012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83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-comma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-stor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office:value-type="string" calcext:value-type="string">
            <text:p>C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-quote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-fetch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office:value-type="string" calcext:value-type="string">
            <text:p>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CATC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0875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ELL-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ELL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-plu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C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893</text:p>
          </table:table-cell>
          <table:table-cell office:value-type="string" calcext:value-type="string">
            <text:p>c-field-colo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HA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89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CHAR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-plu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me as M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LOS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90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10</text:p>
          </table:table-cell>
          <table:table-cell office:value-type="string" calcext:value-type="string">
            <text:p>c-move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MOVE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20</text:p>
          </table:table-cell>
          <table:table-cell office:value-type="string" calcext:value-type="string">
            <text:p>c-move-up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93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COMPA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35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Forth-83/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PILE-ONLY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string" calcext:value-type="string">
            <text:p>COMPILE,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-comma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NVERT</text:p>
          </table:table-cell>
          <table:table-cell office:value-type="string" calcext:value-type="string">
            <text:p>Forth-8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-r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CREA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01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" office:value-type="string" calcext:value-type="string">
            <text:p>CS-PICK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15</text:p>
          </table:table-cell>
          <table:table-cell office:value-type="string" calcext:value-type="string">
            <text:p>c-s-pick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office:value-type="string" calcext:value-type="string">
            <text:p>CS-ROLL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20</text:p>
          </table:table-cell>
          <table:table-cell office:value-type="string" calcext:value-type="string">
            <text:p>c-s-rol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40</text:p>
          </table:table-cell>
          <table:table-cell office:value-type="string" calcext:value-type="string">
            <text:p>d-plu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50</text:p>
          </table:table-cell>
          <table:table-cell office:value-type="string" calcext:value-type="string">
            <text:p>d-minu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.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60</text:p>
          </table:table-cell>
          <table:table-cell office:value-type="string" calcext:value-type="string">
            <text:p>d-dot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.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0</text:p>
          </table:table-cell>
          <table:table-cell office:value-type="string" calcext:value-type="string">
            <text:p>d-dot-r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D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10</text:p>
          </table:table-cell>
          <table:table-cell office:value-type="string" calcext:value-type="string">
            <text:p>d-less-tha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20</text:p>
          </table:table-cell>
          <table:table-cell office:value-type="string" calcext:value-type="string">
            <text:p>d-equal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&gt;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130</text:p>
          </table:table-cell>
          <table:table-cell office:value-type="string" calcext:value-type="string">
            <text:p>d-to-f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D&gt;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40</text:p>
          </table:table-cell>
          <table:table-cell office:value-type="string" calcext:value-type="string">
            <text:p>d-to-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0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5</text:p>
          </table:table-cell>
          <table:table-cell office:value-type="string" calcext:value-type="string">
            <text:p>d-zero-les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0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80</text:p>
          </table:table-cell>
          <table:table-cell office:value-type="string" calcext:value-type="string">
            <text:p>d-zero-equal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2*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90</text:p>
          </table:table-cell>
          <table:table-cell office:value-type="string" calcext:value-type="string">
            <text:p>d-two-star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2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00</text:p>
          </table:table-cell>
          <table:table-cell office:value-type="string" calcext:value-type="string">
            <text:p>d-two-slas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AB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60</text:p>
          </table:table-cell>
          <table:table-cell office:value-type="string" calcext:value-type="string">
            <text:p>d-ab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DEF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DEFER!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-stor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EFE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-fetch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DEFINITION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180</text:p>
          </table:table-cell>
          <table:table-cell table:number-columns-repeated="1013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DELE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190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D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3</text:p>
          </table:table-cell>
          <table:table-cell office:value-type="string" calcext:value-type="string">
            <text:p>d-f-stor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4</text:p>
          </table:table-cell>
          <table:table-cell office:value-type="string" calcext:value-type="string">
            <text:p>d-f-fetc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5</text:p>
          </table:table-cell>
          <table:table-cell office:value-type="string" calcext:value-type="string">
            <text:p>d-f-alig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</text:p>
          </table:table-cell>
          <table:table-cell office:value-type="string" calcext:value-type="string">
            <text:p>d-f-aligne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.40</text:p>
          </table:table-cell>
          <table:table-cell office:value-type="string" calcext:value-type="string">
            <text:p>d-f-field-colo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8</text:p>
          </table:table-cell>
          <table:table-cell office:value-type="string" calcext:value-type="string">
            <text:p>d-float-plu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9</text:p>
          </table:table-cell>
          <table:table-cell office:value-type="string" calcext:value-type="string">
            <text:p>d-float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DIGIT?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DMA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10</text:p>
          </table:table-cell>
          <table:table-cell office:value-type="string" calcext:value-type="string">
            <text:p>d-max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DMI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20</text:p>
          </table:table-cell>
          <table:table-cell office:value-type="string" calcext:value-type="string">
            <text:p>d-min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EG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30</text:p>
          </table:table-cell>
          <table:table-cell office:value-type="string" calcext:value-type="string">
            <text:p>d-negate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D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office:value-type="string" calcext:value-type="string">
            <text:p>do..loop</text:p>
          </table:table-cell>
          <table:table-cell table:number-columns-repeated="101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DOES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o$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LIT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NEXT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VAR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DU&lt;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1270</text:p>
          </table:table-cell>
          <table:table-cell office:value-type="string" calcext:value-type="string">
            <text:p>d-u-less</text:p>
          </table:table-cell>
          <table:table-cell table:number-columns-repeated="1012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1280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EDITO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30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E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5</text:p>
          </table:table-cell>
          <table:table-cell office:value-type="string" calcext:value-type="string">
            <text:p>e-key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EKEY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7</text:p>
          </table:table-cell>
          <table:table-cell office:value-type="string" calcext:value-type="string">
            <text:p>e-key-questio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EKEY&gt;CHA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</text:p>
          </table:table-cell>
          <table:table-cell office:value-type="string" calcext:value-type="string">
            <text:p>e-key-to-char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EKEY&gt;F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.40</text:p>
          </table:table-cell>
          <table:table-cell office:value-type="string" calcext:value-type="string">
            <text:p>e-key-to-f-key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EKEY&gt;X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1306.60</text:p>
          </table:table-cell>
          <table:table-cell office:value-type="string" calcext:value-type="string">
            <text:p>e-key-to-x-char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3" office:value-type="string" calcext:value-type="string">
            <text:p>E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EMIT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25</text:p>
          </table:table-cell>
          <table:table-cell office:value-type="string" calcext:value-type="string">
            <text:p>emit-questio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EMPTY-BUFFERS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33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END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3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" office:value-type="string" calcext:value-type="string">
            <text:p>END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-cas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office:value-type="string" calcext:value-type="string">
            <text:p>END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-of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ENVIRONMENT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-query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ER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MY/eForth1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EVALU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EVALU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360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table:number-columns-repeated="101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F-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5</text:p>
          </table:table-cell>
          <table:table-cell office:value-type="string" calcext:value-type="string">
            <text:p>f-minu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!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00</text:p>
          </table:table-cell>
          <table:table-cell office:value-type="string" calcext:value-type="string">
            <text:p>f-stor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27</text:p>
          </table:table-cell>
          <table:table-cell office:value-type="string" calcext:value-type="string">
            <text:p>f-dot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@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2</text:p>
          </table:table-cell>
          <table:table-cell office:value-type="string" calcext:value-type="string">
            <text:p>f-fetc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*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10</text:p>
          </table:table-cell>
          <table:table-cell office:value-type="string" calcext:value-type="string">
            <text:p>f-star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**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15</text:p>
          </table:table-cell>
          <table:table-cell office:value-type="string" calcext:value-type="string">
            <text:p>f-star-star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/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30</text:p>
          </table:table-cell>
          <table:table-cell office:value-type="string" calcext:value-type="string">
            <text:p>f-slas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0</text:p>
          </table:table-cell>
          <table:table-cell office:value-type="string" calcext:value-type="string">
            <text:p>f-plu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60</text:p>
          </table:table-cell>
          <table:table-cell office:value-type="string" calcext:value-type="string">
            <text:p>f-less-tha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&gt;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0</text:p>
          </table:table-cell>
          <table:table-cell office:value-type="string" calcext:value-type="string">
            <text:p>f-to-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&gt;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1</text:p>
          </table:table-cell>
          <table:table-cell office:value-type="string" calcext:value-type="string">
            <text:p>F to 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~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40</text:p>
          </table:table-cell>
          <table:table-cell office:value-type="string" calcext:value-type="string">
            <text:p>f-proximat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0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40</text:p>
          </table:table-cell>
          <table:table-cell office:value-type="string" calcext:value-type="string">
            <text:p>f-zero-less-tha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0=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50</text:p>
          </table:table-cell>
          <table:table-cell office:value-type="string" calcext:value-type="string">
            <text:p>f-zero-equal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AB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4</text:p>
          </table:table-cell>
          <table:table-cell office:value-type="string" calcext:value-type="string">
            <text:p>f-ab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A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6</text:p>
          </table:table-cell>
          <table:table-cell office:value-type="string" calcext:value-type="string">
            <text:p>f-a-co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A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7</text:p>
          </table:table-cell>
          <table:table-cell office:value-type="string" calcext:value-type="string">
            <text:p>f-a-cos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ALIG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9</text:p>
          </table:table-cell>
          <table:table-cell office:value-type="string" calcext:value-type="string">
            <text:p>f-alig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ALIGNE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83</text:p>
          </table:table-cell>
          <table:table-cell office:value-type="string" calcext:value-type="string">
            <text:p>f-aligne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A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4</text:p>
          </table:table-cell>
          <table:table-cell office:value-type="string" calcext:value-type="string">
            <text:p>f-a-log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 office:value-type="string" calcext:value-type="string">
            <text:p>FAL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FA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6</text:p>
          </table:table-cell>
          <table:table-cell office:value-type="string" calcext:value-type="string">
            <text:p>f-a-sin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A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7</text:p>
          </table:table-cell>
          <table:table-cell office:value-type="string" calcext:value-type="string">
            <text:p>f-a-cinc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A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8</text:p>
          </table:table-cell>
          <table:table-cell office:value-type="string" calcext:value-type="string">
            <text:p>f-a-ta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ATAN2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9</text:p>
          </table:table-cell>
          <table:table-cell office:value-type="string" calcext:value-type="string">
            <text:p>f-a-tan-two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A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1</text:p>
          </table:table-cell>
          <table:table-cell office:value-type="string" calcext:value-type="string">
            <text:p>f-a-tan-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CONSTA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2</text:p>
          </table:table-cell>
          <table:table-cell office:value-type="string" calcext:value-type="string">
            <text:p>f-constant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3</text:p>
          </table:table-cell>
          <table:table-cell office:value-type="string" calcext:value-type="string">
            <text:p>f-co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4</text:p>
          </table:table-cell>
          <table:table-cell office:value-type="string" calcext:value-type="string">
            <text:p>f-cos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DEPTH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7</text:p>
          </table:table-cell>
          <table:table-cell office:value-type="string" calcext:value-type="string">
            <text:p>f-dept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DRO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00</text:p>
          </table:table-cell>
          <table:table-cell office:value-type="string" calcext:value-type="string">
            <text:p>f-drop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DU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10</text:p>
          </table:table-cell>
          <table:table-cell office:value-type="string" calcext:value-type="string">
            <text:p>f-dup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E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3</text:p>
          </table:table-cell>
          <table:table-cell office:value-type="string" calcext:value-type="string">
            <text:p>f-e-dot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EXP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5</text:p>
          </table:table-cell>
          <table:table-cell office:value-type="string" calcext:value-type="string">
            <text:p>f-e-x-p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EXPM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6</text:p>
          </table:table-cell>
          <table:table-cell office:value-type="string" calcext:value-type="string">
            <text:p>f-e-x-p-m-on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7</text:p>
          </table:table-cell>
          <table:table-cell office:value-type="string" calcext:value-type="string">
            <text:p>f-field-colo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518</text:p>
          </table:table-cell>
          <table:table-cell office:value-type="string" calcext:value-type="string">
            <text:p>field-colo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ILE-POSI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FILE-SIZ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FILE-STATUS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2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5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" office:value-type="string" calcext:value-type="string">
            <text:p>FLITERAL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2</text:p>
          </table:table-cell>
          <table:table-cell office:value-type="string" calcext:value-type="string">
            <text:p>f-litera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L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3</text:p>
          </table:table-cell>
          <table:table-cell office:value-type="string" calcext:value-type="string">
            <text:p>f-l-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LNP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4</text:p>
          </table:table-cell>
          <table:table-cell office:value-type="string" calcext:value-type="string">
            <text:p>f-l-n-p-on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LOAT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5</text:p>
          </table:table-cell>
          <table:table-cell office:value-type="string" calcext:value-type="string">
            <text:p>float-plu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F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7</text:p>
          </table:table-cell>
          <table:table-cell office:value-type="string" calcext:value-type="string">
            <text:p>f-log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LOO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8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LUSH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559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FLUSH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6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F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-m-slash-mo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MAX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2</text:p>
          </table:table-cell>
          <table:table-cell office:value-type="string" calcext:value-type="string">
            <text:p>f-max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MI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5</text:p>
          </table:table-cell>
          <table:table-cell office:value-type="string" calcext:value-type="string">
            <text:p>f-mi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NEG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7</text:p>
          </table:table-cell>
          <table:table-cell office:value-type="string" calcext:value-type="string">
            <text:p>f-negate</text:p>
          </table:table-cell>
          <table:table-cell table:number-columns-repeated="1012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FOR</text:p>
          </table:table-cell>
          <table:table-cell office:value-type="string" calcext:value-type="string">
            <text:p>eForth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58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ORTH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59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ORTH-83</text:p>
          </table:table-cell>
          <table:table-cell office:value-type="string" calcext:value-type="string">
            <text:p>Forth-83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FORT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9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FOV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00</text:p>
          </table:table-cell>
          <table:table-cell office:value-type="string" calcext:value-type="string">
            <text:p>f-over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160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FRO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0</text:p>
          </table:table-cell>
          <table:table-cell office:value-type="string" calcext:value-type="string">
            <text:p>f-rot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ROUN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2</text:p>
          </table:table-cell>
          <table:table-cell office:value-type="string" calcext:value-type="string">
            <text:p>f-roun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S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3</text:p>
          </table:table-cell>
          <table:table-cell office:value-type="string" calcext:value-type="string">
            <text:p>f-s-dot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4</text:p>
          </table:table-cell>
          <table:table-cell office:value-type="string" calcext:value-type="string">
            <text:p>f-sin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SIN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6</text:p>
          </table:table-cell>
          <table:table-cell office:value-type="string" calcext:value-type="string">
            <text:p>f-sine-co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7</text:p>
          </table:table-cell>
          <table:table-cell office:value-type="string" calcext:value-type="string">
            <text:p>f-cinc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SQRT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8</text:p>
          </table:table-cell>
          <table:table-cell office:value-type="string" calcext:value-type="string">
            <text:p>f-square-root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SWA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20</text:p>
          </table:table-cell>
          <table:table-cell office:value-type="string" calcext:value-type="string">
            <text:p>f-swap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5</text:p>
          </table:table-cell>
          <table:table-cell office:value-type="string" calcext:value-type="string">
            <text:p>f-ta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6</text:p>
          </table:table-cell>
          <table:table-cell office:value-type="string" calcext:value-type="string">
            <text:p>f-tan-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TRUNC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7</text:p>
          </table:table-cell>
          <table:table-cell office:value-type="string" calcext:value-type="string">
            <text:p>f-trunc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VALUE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8</text:p>
          </table:table-cell>
          <table:table-cell office:value-type="string" calcext:value-type="string">
            <text:p>f-valu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FVARIABL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30</text:p>
          </table:table-cell>
          <table:table-cell office:value-type="string" calcext:value-type="string">
            <text:p>f-variabl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G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G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7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HOLD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3" office:value-type="string" calcext:value-type="string">
            <text:p>I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IN</text:p>
          </table:table-cell>
          <table:table-cell office:value-type="string" calcext:value-type="string">
            <text:p>Arduino/eForth1</text:p>
          </table:table-cell>
          <table:table-cell/>
          <table:table-cell office:value-type="string" calcext:value-type="string">
            <text:p>pinRead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CLUD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714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INCLUD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7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CLUD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J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AL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CTRL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DELE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DOWN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4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EN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F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6</text:p>
          </table:table-cell>
          <table:table-cell office:value-type="string" calcext:value-type="string">
            <text:p>k-f-1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K-F10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7</text:p>
          </table:table-cell>
          <table:table-cell office:value-type="string" calcext:value-type="string">
            <text:p>k-f-10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K-F1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8</text:p>
          </table:table-cell>
          <table:table-cell office:value-type="string" calcext:value-type="string">
            <text:p>k-f-11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K-F1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9</text:p>
          </table:table-cell>
          <table:table-cell office:value-type="string" calcext:value-type="string">
            <text:p>k-f-12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K-F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0</text:p>
          </table:table-cell>
          <table:table-cell office:value-type="string" calcext:value-type="string">
            <text:p>k-f-2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K-F3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1</text:p>
          </table:table-cell>
          <table:table-cell office:value-type="string" calcext:value-type="string">
            <text:p>k-f-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K-F4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2</text:p>
          </table:table-cell>
          <table:table-cell office:value-type="string" calcext:value-type="string">
            <text:p>k-f-4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K-F5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3</text:p>
          </table:table-cell>
          <table:table-cell office:value-type="string" calcext:value-type="string">
            <text:p>k-f-5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K-F6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4</text:p>
          </table:table-cell>
          <table:table-cell office:value-type="string" calcext:value-type="string">
            <text:p>k-f-6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K-F7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5</text:p>
          </table:table-cell>
          <table:table-cell office:value-type="string" calcext:value-type="string">
            <text:p>k-f-7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K-F8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6</text:p>
          </table:table-cell>
          <table:table-cell office:value-type="string" calcext:value-type="string">
            <text:p>k-f-8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K-F9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7</text:p>
          </table:table-cell>
          <table:table-cell office:value-type="string" calcext:value-type="string">
            <text:p>k-f-9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K-HOM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8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INSER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9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LEF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NEX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PRIO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RIGH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SHIF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4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-UP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5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KEY?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1755</text:p>
          </table:table-cell>
          <table:table-cell office:value-type="string" calcext:value-type="string">
            <text:p>key-question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TAP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LEA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LIST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77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TER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79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LOCALS|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1795</text:p>
          </table:table-cell>
          <table:table-cell office:value-type="string" calcext:value-type="string">
            <text:p>locals-bar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-shift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-star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M*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20</text:p>
          </table:table-cell>
          <table:table-cell office:value-type="string" calcext:value-type="string">
            <text:p>m-star-slas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M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30</text:p>
          </table:table-cell>
          <table:table-cell office:value-type="string" calcext:value-type="string">
            <text:p>m-plu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rduino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MARK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90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eForth</text:p>
          </table:table-cell>
          <table:table-cell/>
          <table:table-cell office:value-type="string" calcext:value-type="string">
            <text:p>Milli-second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stor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at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&gt;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8</text:p>
          </table:table-cell>
          <table:table-cell office:value-type="string" calcext:value-type="string">
            <text:p>n-to-r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AME&gt;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NAME&gt;COMPIL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10</text:p>
          </table:table-cell>
          <table:table-cell office:value-type="string" calcext:value-type="string">
            <text:p>name-to-compil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&gt;INTERPR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20</text:p>
          </table:table-cell>
          <table:table-cell office:value-type="string" calcext:value-type="string">
            <text:p>name-to-interpret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&gt;STRING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40</text:p>
          </table:table-cell>
          <table:table-cell office:value-type="string" calcext:value-type="string">
            <text:p>name-to-string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AME?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table:number-columns-repeated="1013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NEXT</text:p>
          </table:table-cell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P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Forth-83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NR&gt;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40</text:p>
          </table:table-cell>
          <table:table-cell office:value-type="string" calcext:value-type="string">
            <text:p>n-r-from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UMBER?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string" calcext:value-type="string">
            <text:p>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ONLY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6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OPE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970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ORDER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85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digitalWrite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CK$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PAG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2005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PARS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008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PARSE-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CINT</text:p>
          </table:table-cell>
          <table:table-cell office:value-type="string" calcext:value-type="string">
            <text:p>Arduin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CISR</text:p>
          </table:table-cell>
          <table:table-cell office:value-type="string" calcext:value-type="string">
            <text:p>Arduino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EK</text:p>
          </table:table-cell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pinMod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INMODE</text:p>
          </table:table-cell>
          <table:table-cell office:value-type="string" calcext:value-type="string">
            <text:p>Arduino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KE</text:p>
          </table:table-cell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string" calcext:value-type="string">
            <text:p>POSTP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03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PREVIOUS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203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analogWrite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BRANCH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-from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-fetc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4</text:p>
          </table:table-cell>
          <table:table-cell office:value-type="string" calcext:value-type="string">
            <text:p>r-o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/W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6</text:p>
          </table:table-cell>
          <table:table-cell office:value-type="string" calcext:value-type="string">
            <text:p>r-w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EAD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8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AD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9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" office:value-type="string" calcext:value-type="string">
            <text:p>RECUR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FI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FILL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2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FILL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2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NAME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30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3" office:value-type="string" calcext:value-type="string">
            <text:p>REPEA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PLACES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14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POSITIO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PRESE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214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QUIR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1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QUIRED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5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214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SIZ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7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RESTOR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-shift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ST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reset</text:p>
          </table:table-cell>
          <table:table-cell table:number-columns-repeated="1012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S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-quote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65</text:p>
          </table:table-cell>
          <table:table-cell office:value-type="string" calcext:value-type="string">
            <text:p>s-quot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\"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266</text:p>
          </table:table-cell>
          <table:table-cell office:value-type="string" calcext:value-type="string">
            <text:p>s-backslash-quote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\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-backslash-quot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S&gt;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-to-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&gt;F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175</text:p>
          </table:table-cell>
          <table:table-cell office:value-type="string" calcext:value-type="string">
            <text:p>S to F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SAME?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VE-BUFFER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18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AV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CR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90</text:p>
          </table:table-cell>
          <table:table-cell office:value-type="string" calcext:value-type="string">
            <text:p>s-c-r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AR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19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EARC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2</text:p>
          </table:table-cell>
          <table:table-cell table:number-columns-repeated="1013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194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7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ET-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ve-for-execut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2</text:p>
          </table:table-cell>
          <table:table-cell office:value-type="string" calcext:value-type="string">
            <text:p>s-f-stor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3</text:p>
          </table:table-cell>
          <table:table-cell office:value-type="string" calcext:value-type="string">
            <text:p>s-f-fetc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4</text:p>
          </table:table-cell>
          <table:table-cell office:value-type="string" calcext:value-type="string">
            <text:p>s-f-alig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</text:p>
          </table:table-cell>
          <table:table-cell office:value-type="string" calcext:value-type="string">
            <text:p>s-f-aligne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.40</text:p>
          </table:table-cell>
          <table:table-cell office:value-type="string" calcext:value-type="string">
            <text:p>s-f-field-colo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7</text:p>
          </table:table-cell>
          <table:table-cell office:value-type="string" calcext:value-type="string">
            <text:p>s-float-plu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8</text:p>
          </table:table-cell>
          <table:table-cell office:value-type="string" calcext:value-type="string">
            <text:p>s-floats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" office:value-type="string" calcext:value-type="string">
            <text:p>SLITER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21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M/RE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-m-slash-rem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OURCE-I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-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OURCE-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218</text:p>
          </table:table-cell>
          <table:table-cell office:value-type="string" calcext:value-type="string">
            <text:p>source-i-d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SP@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table:number-columns-repeated="101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PA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office:value-type="string" calcext:value-type="string">
            <text:p>compilation stat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TAT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5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SUBSTITUT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255</text:p>
          </table:table-cell>
          <table:table-cell table:number-columns-repeated="101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YNONYM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64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3" office:value-type="string" calcext:value-type="string">
            <text:p>THE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THROW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227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THRU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28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TIME&amp;DA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2292</text:p>
          </table:table-cell>
          <table:table-cell office:value-type="string" calcext:value-type="string">
            <text:p>time-and-date</text:p>
          </table:table-cell>
          <table:table-cell table:number-columns-repeated="2"/>
          <table:table-cell table:style-name="ce7"/>
          <table:table-cell table:number-columns-repeated="100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Arduin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TMISR</text:p>
          </table:table-cell>
          <table:table-cell office:value-type="string" calcext:value-type="string">
            <text:p>Arduin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TRAVERSE-WORDLIS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97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style-name="ce7" office:value-type="string" calcext:value-type="string">
            <text:p>TR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TU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-dot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-dot-r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-less-tha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-greater-tha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C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ucase-store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-m-star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UM+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-m-slash-mo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UNESCAP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37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" office:value-type="string" calcext:value-type="string">
            <text:p>UN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office:value-type="string" calcext:value-type="string">
            <text:p>same as LEAVE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3" office:value-type="string" calcext:value-type="string">
            <text:p>UNTI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UNUSE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UP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400</text:p>
          </table:table-cell>
          <table:table-cell table:number-columns-repeated="1013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VOCABULARY</text:p>
          </table:table-cell>
          <table:table-cell office:value-type="string" calcext:value-type="string">
            <text:p>Forth-83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W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25</text:p>
          </table:table-cell>
          <table:table-cell office:value-type="string" calcext:value-type="string">
            <text:p>w-o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HEN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3" office:value-type="string" calcext:value-type="string">
            <text:p>WHI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table:number-columns-repeated="1013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460</text:p>
          </table:table-cell>
          <table:table-cell table:number-columns-repeated="1013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46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WRI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WRITE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X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6.5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X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6.7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X\STRING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95</text:p>
          </table:table-cell>
          <table:table-cell office:value-type="string" calcext:value-type="string">
            <text:p>x-string-minu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C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5</text:p>
          </table:table-cell>
          <table:table-cell office:value-type="string" calcext:value-type="string">
            <text:p>x-c-siz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C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30</text:p>
          </table:table-cell>
          <table:table-cell office:value-type="string" calcext:value-type="string">
            <text:p>x-c-widt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C,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0</text:p>
          </table:table-cell>
          <table:table-cell office:value-type="string" calcext:value-type="string">
            <text:p>x-c-comma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C!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0</text:p>
          </table:table-cell>
          <table:table-cell office:value-type="string" calcext:value-type="string">
            <text:p>x-c-store-plu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C!+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5</text:p>
          </table:table-cell>
          <table:table-cell office:value-type="string" calcext:value-type="string">
            <text:p>x-c-store-plus-query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C@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35</text:p>
          </table:table-cell>
          <table:table-cell office:value-type="string" calcext:value-type="string">
            <text:p>x-c-fetch-plu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CHAR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45</text:p>
          </table:table-cell>
          <table:table-cell office:value-type="string" calcext:value-type="string">
            <text:p>x-char-minu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CHAR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40</text:p>
          </table:table-cell>
          <table:table-cell office:value-type="string" calcext:value-type="string">
            <text:p>x-char-plus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EMIT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10</text:p>
          </table:table-cell>
          <table:table-cell office:value-type="string" calcext:value-type="string">
            <text:p>x-emit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HOLD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8.20</text:p>
          </table:table-cell>
          <table:table-cell office:value-type="string" calcext:value-type="string">
            <text:p>x-hol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KEY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0</text:p>
          </table:table-cell>
          <table:table-cell office:value-type="string" calcext:value-type="string">
            <text:p>x-key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XKEY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5</text:p>
          </table:table-cell>
          <table:table-cell office:value-type="string" calcext:value-type="string">
            <text:p>x-key-query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-o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left-bracket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['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bracket-tick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office:value-type="string" calcext:value-type="string">
            <text:p>[CHAR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bracket-char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[CHAR]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520</text:p>
          </table:table-cell>
          <table:table-cell office:value-type="string" calcext:value-type="string">
            <text:p>bracket-char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[COMPILE]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bracket-compil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[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0.30</text:p>
          </table:table-cell>
          <table:table-cell office:value-type="string" calcext:value-type="string">
            <text:p>bracket-define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[ELSE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1</text:p>
          </table:table-cell>
          <table:table-cell office:value-type="string" calcext:value-type="string">
            <text:p>bracket-els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[IF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2</text:p>
          </table:table-cell>
          <table:table-cell office:value-type="string" calcext:value-type="string">
            <text:p>bracket-if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[THEN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3</text:p>
          </table:table-cell>
          <table:table-cell office:value-type="string" calcext:value-type="string">
            <text:p>bracket-then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[UN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4</text:p>
          </table:table-cell>
          <table:table-cell office:value-type="string" calcext:value-type="string">
            <text:p>bracket-undefined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right-bracket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{: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2550</text:p>
          </table:table-cell>
          <table:table-cell office:value-type="string" calcext:value-type="string">
            <text:p>brace-colon</text:p>
          </table:table-cell>
          <table:table-cell table:number-columns-repeated="1012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backslash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\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535</text:p>
          </table:table-cell>
          <table:table-cell office:value-type="string" calcext:value-type="string">
            <text:p>backslash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^H</text:p>
          </table:table-cell>
          <table:table-cell office:value-type="string" calcext:value-type="string">
            <text:p>eForth1</text:p>
          </table:table-cell>
          <table:table-cell table:number-columns-repeated="1014"/>
        </table:table-row>
      </table:table>
      <table:table table:name="fig standard" table:style-name="ta1"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#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#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*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*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+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+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.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0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0=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table:style-name="ce7" office:value-type="string" calcext:value-type="string">
            <text:p>1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table:style-name="ce7" office:value-type="string" calcext:value-type="string">
            <text:p>1-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2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2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2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2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2DR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2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2OV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2SWA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&lt;#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&gt;BODY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&gt;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&gt;NUMB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&gt;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?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office:value-type="string" calcext:value-type="string">
            <text:p>ABOR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office:value-type="string" calcext:value-type="string">
            <text:p>ALIG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office:value-type="string" calcext:value-type="string">
            <text:p>ALIGNE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office:value-type="string" calcext:value-type="string">
            <text:p>ALLO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office:value-type="string" calcext:value-type="string">
            <text:p>BEG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office:value-type="string" calcext:value-type="string">
            <text:p>CELL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office:value-type="string" calcext:value-type="string">
            <text:p>CONSTAN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office:value-type="string" calcext:value-type="string">
            <text:p>DR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office:value-type="string" calcext:value-type="string">
            <text:p>EL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office:value-type="string" calcext:value-type="string">
            <text:p>EM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?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office:value-type="string" calcext:value-type="string">
            <text:p>EVALU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office:value-type="string" calcext:value-type="string">
            <text:p>EXECU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office:value-type="string" calcext:value-type="string">
            <text:p>FIL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M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office:value-type="string" calcext:value-type="string">
            <text:p>HOL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office:value-type="string" calcext:value-type="string">
            <text:p>IMMEDI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office:value-type="string" calcext:value-type="string">
            <text:p>INVER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office:value-type="string" calcext:value-type="string">
            <text:p>LEAV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office:value-type="string" calcext:value-type="string">
            <text:p>LITERA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office:value-type="string" calcext:value-type="string">
            <text:p>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SHIF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office:value-type="string" calcext:value-type="string">
            <text:p>NEG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office:value-type="string" calcext:value-type="string">
            <text:p>POSTPON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office:value-type="string" calcext:value-type="string">
            <text:p>QU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office:value-type="string" calcext:value-type="string">
            <text:p>RECUR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SHIF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&gt;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M/REM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office:value-type="string" calcext:value-type="string">
            <text:p>SPACE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office:value-type="string" calcext:value-type="string">
            <text:p>SWA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.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M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M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office:value-type="string" calcext:value-type="string">
            <text:p>UN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office:value-type="string" calcext:value-type="string">
            <text:p>UNTI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[']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[CHAR]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.(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.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0&lt;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0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2&gt;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2R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2R@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:NONAM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&lt;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?DO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office:value-type="string" calcext:value-type="string">
            <text:p>ACTION-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: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"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office:value-type="string" calcext:value-type="string">
            <text:p>DEFE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!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@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C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office:value-type="string" calcext:value-type="string">
            <text:p>ER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style-name="ce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office:value-type="string" calcext:value-type="string">
            <text:p>HOLDS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office:value-type="string" calcext:value-type="string">
            <text:p>MARKE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office:value-type="string" calcext:value-type="string">
            <text:p>NIP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office:value-type="string" calcext:value-type="string">
            <text:p>PA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office:value-type="string" calcext:value-type="string">
            <text:p>PAR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office:value-type="string" calcext:value-type="string">
            <text:p>PARSE-NAM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office:value-type="string" calcext:value-type="string">
            <text:p>PICK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office:value-type="string" calcext:value-type="string">
            <text:p>REFILL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office:value-type="string" calcext:value-type="string">
            <text:p>RESTORE-INPUT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\"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office:value-type="string" calcext:value-type="string">
            <text:p>SAVE-INPUT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style-name="ce7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office:value-type="string" calcext:value-type="string">
            <text:p>TUCK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.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office:value-type="string" calcext:value-type="string">
            <text:p>WITHIN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[COMPILE]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\</text:p>
          </table:table-cell>
        </table:table-row>
      </table:table>
      <table:named-expressions/>
      <table:database-ranges>
        <table:database-range table:name="__Anonymous_Sheet_DB__0" table:target-range-address="word_set_full.A1:word_set_full.K55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4:30:00.366574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12T14:31:14.785196402</dc:date>
    <meta:editing-duration>PT9H32M37S</meta:editing-duration>
    <meta:editing-cycles>69</meta:editing-cycles>
    <meta:generator>LibreOffice/6.4.7.2$Linux_X86_64 LibreOffice_project/40$Build-2</meta:generator>
    <meta:document-statistic meta:table-count="2" meta:cell-count="3381" meta:object-count="0"/>
  </office:meta>
</office:document-meta>
</file>